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Heading_20_1">
      <style:text-properties fo:font-style="italic" style:font-style-asian="italic" style:font-style-complex="italic"/>
    </style:style>
    <style:style style:name="T1" style:family="text">
      <style:text-properties officeooo:rsid="001ba2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xemple de sous-rapport</text:h>
      <text:p text:style-name="Text_20_body"> </text:p>
      <text:p text:style-name="P1">Nous voulons compléter le rapport (créé dans le premier TP) affichant la liste des employés par ville en ajoutant pour chaque employé les commandes qu'il a gérées.</text:p>
      <text:p text:style-name="P1">Nous utiliserons donc un sous-rapport capable de générer la liste des commandes <text:span text:style-name="T1">groupées par pays </text:span>pour un employé donné que nous lierons au rapport principal.</text:p>
      <text:p text:style-name="P1">De plus, en tête de rapport, nous voulons afficher des variables calculées dans le sous-rapport :</text:p>
      <text:list xml:id="list2192588656" text:style-name="L1">
        <text:list-item>
          <text:p text:style-name="P3">Le nombre total de commandes effectuées par l'employé</text:p>
        </text:list-item>
        <text:list-item>
          <text:p text:style-name="P3">Le nombre de pays destinataires</text:p>
        </text:list-item>
        <text:list-item>
          <text:p text:style-name="P3">La moyenne de commandes par pays</text:p>
        </text:list-item>
      </text:list>
      <text:p text:style-name="P1"/>
      <text:p text:style-name="P1">Commencer par l'élaboration du sous-rapport et le tester de façon autonome. Lorsque celui-ci fonctionne, insérer un élément sous-rapport dans le rapport parent et effectuer le passage des paramètres et des valeurs de retour.</text:p>
      <text:p text:style-name="P1">Le résultat attendu est fourni sous format 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vid THIBAU</meta:initial-creator>
    <meta:creation-date>2006-09-24T22:34:28</meta:creation-date>
    <dc:date>2020-01-09T14:37:23.639704896</dc:date>
    <dc:language>fr-FR</dc:language>
    <meta:editing-cycles>33</meta:editing-cycles>
    <meta:editing-duration>PT3H44M36S</meta:editing-duration>
    <meta:document-statistic meta:table-count="0" meta:image-count="0" meta:object-count="0" meta:page-count="1" meta:paragraph-count="10" meta:word-count="134" meta:character-count="832" meta:non-whitespace-character-count="709"/>
    <meta:user-defined meta:name="Info 1"/>
    <meta:user-defined meta:name="Info 2"/>
    <meta:user-defined meta:name="Info 3"/>
    <meta:user-defined meta:name="Info 4"/>
  </office:meta>
</office:document-meta>
</file>